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9">
            <text:p>Organisation name</text:p>
          </table:table-cell>
          <table:table-cell office:value-type="string" table:number-columns-spanned="1" table:number-rows-spanned="3" table:content-validation-name="val2" table:style-name="ce19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9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dmin officers/admin assistants</text:p>
          </table:table-cell>
          <table:covered-table-cell/>
          <table:table-cell office:value-type="string" table:number-columns-spanned="2" table:number-rows-spanned="1" table:style-name="ce19">
            <text:p>Executive Officers</text:p>
          </table:table-cell>
          <table:covered-table-cell/>
          <table:table-cell office:value-type="string" table:number-columns-spanned="2" table:number-rows-spanned="1" table:style-name="ce1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enior Civil Service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8090" table:style-name="ce27">
            <text:p>8090</text:p>
          </table:table-cell>
          <table:table-cell office:value-type="float" office:value="7175.8228228001126" table:style-name="ce45">
            <text:p>7175.82</text:p>
          </table:table-cell>
          <table:table-cell office:value-type="float" office:value="14252" table:style-name="ce44">
            <text:p>14252</text:p>
          </table:table-cell>
          <table:table-cell office:value-type="float" office:value="13124.174436439165" table:style-name="ce51">
            <text:p>13124.17</text:p>
          </table:table-cell>
          <table:table-cell office:value-type="float" office:value="8878" table:style-name="ce50">
            <text:p>8878</text:p>
          </table:table-cell>
          <table:table-cell office:value-type="float" office:value="8591.6606471477044" table:style-name="ce129">
            <text:p>8591.66</text:p>
          </table:table-cell>
          <table:table-cell office:value-type="float" office:value="3458" table:style-name="ce128">
            <text:p>3458</text:p>
          </table:table-cell>
          <table:table-cell office:value-type="float" office:value="3383.0287462465026" table:style-name="ce135">
            <text:p>3383.03</text:p>
          </table:table-cell>
          <table:table-cell office:value-type="float" office:value="287" table:style-name="ce134">
            <text:p>287</text:p>
          </table:table-cell>
          <table:table-cell office:value-type="float" office:value="280.39729729740009" table:style-name="ce147">
            <text:p>280.40</text:p>
          </table:table-cell>
          <table:table-cell office:value-type="float" office:value="244" table:style-name="ce146">
            <text:p>244</text:p>
          </table:table-cell>
          <table:table-cell office:value-type="float" office:value="241.11294144159999" table:style-name="ce99">
            <text:p>241.11</text:p>
          </table:table-cell>
          <table:table-cell office:value-type="float" office:value="35209" table:content-validation-name="val2" table:style-name="ce111">
            <text:p>35,209</text:p>
          </table:table-cell>
          <table:table-cell office:value-type="float" office:value="32796.196891372485" table:content-validation-name="val2" table:style-name="ce110">
            <text:p>32,796.20</text:p>
          </table:table-cell>
          <table:table-cell office:value-type="float" office:value="2760" table:style-name="ce98">
            <text:p>2760</text:p>
          </table:table-cell>
          <table:table-cell office:value-type="float" office:value="2679.8927920388005" table:style-name="ce81">
            <text:p>2679.89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75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760" table:style-name="ce114">
            <text:p>2,760</text:p>
          </table:table-cell>
          <table:table-cell office:value-type="float" office:value="2679.8927920388005" table:style-name="ce121">
            <text:p>2,679.89</text:p>
          </table:table-cell>
          <table:table-cell office:value-type="float" office:value="37969" table:content-validation-name="val2" table:style-name="ce115">
            <text:p>37,969</text:p>
          </table:table-cell>
          <table:table-cell office:value-type="float" office:value="35476.089683411286" table:content-validation-name="val2" table:style-name="ce116">
            <text:p>35,476.09</text:p>
          </table:table-cell>
          <table:table-cell office:value-type="currency" office:value="90780207.730000004" table:content-validation-name="val1" table:style-name="ce12">
            <text:p>£90,780,207.73</text:p>
          </table:table-cell>
          <table:table-cell office:value-type="currency" office:value="8149564.3399999952" table:content-validation-name="val1" table:style-name="ce12">
            <text:p>£8,149,564.34</text:p>
          </table:table-cell>
          <table:table-cell office:value-type="currency" office:value="120339.51000000001" table:content-validation-name="val1" table:style-name="ce12">
            <text:p>£120,339.51</text:p>
          </table:table-cell>
          <table:table-cell office:value-type="currency" office:value="1510569.63" table:content-validation-name="val1" table:style-name="ce12">
            <text:p>£1,510,569.63</text:p>
          </table:table-cell>
          <table:table-cell office:value-type="currency" office:value="25854543.379999995" table:content-validation-name="val1" table:style-name="ce12">
            <text:p>£25,854,543.38</text:p>
          </table:table-cell>
          <table:table-cell office:value-type="currency" office:value="10890875.910000002" table:content-validation-name="val1" table:style-name="ce12">
            <text:p>£10,890,875.91</text:p>
          </table:table-cell>
          <table:table-cell office:value-type="currency" office:value="137306100.5" table:style-name="ce13">
            <text:p>£137,306,100.50</text:p>
          </table:table-cell>
          <table:table-cell office:value-type="currency" office:value="6186140.8399999999" table:content-validation-name="val1" table:style-name="ce14">
            <text:p>£6,186,140.84</text:p>
          </table:table-cell>
          <table:table-cell office:value-type="currency" office:value="1482325.9000000004" table:content-validation-name="val1" table:style-name="ce14">
            <text:p>£1,482,325.90</text:p>
          </table:table-cell>
          <table:table-cell office:value-type="currency" office:value="7668466.7400000002" table:style-name="ce13">
            <text:p>£7,668,466.74</text:p>
          </table:table-cell>
          <table:table-cell office:value-type="currency" office:value="144974567.24000001" table:style-name="ce15">
            <text:p>£144,974,567.2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22" table:style-name="ce28">
            <text:p>322</text:p>
          </table:table-cell>
          <table:table-cell office:value-type="float" office:value="257.62" table:style-name="ce46">
            <text:p>257.62</text:p>
          </table:table-cell>
          <table:table-cell office:value-type="float" office:value="311" table:style-name="ce47">
            <text:p>311</text:p>
          </table:table-cell>
          <table:table-cell office:value-type="float" office:value="272.91000000000003" table:style-name="ce52">
            <text:p>272.91</text:p>
          </table:table-cell>
          <table:table-cell office:value-type="float" office:value="367" table:style-name="ce53">
            <text:p>367</text:p>
          </table:table-cell>
          <table:table-cell office:value-type="float" office:value="353.29" table:style-name="ce130">
            <text:p>353.29</text:p>
          </table:table-cell>
          <table:table-cell office:value-type="float" office:value="55" table:style-name="ce131">
            <text:p>55</text:p>
          </table:table-cell>
          <table:table-cell office:value-type="float" office:value="53.53" table:style-name="ce136">
            <text:p>53.53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48">
            <text:p>12.00</text:p>
          </table:table-cell>
          <table:table-cell office:value-type="float" office:value="6" table:style-name="ce149">
            <text:p>6</text:p>
          </table:table-cell>
          <table:table-cell office:value-type="float" office:value="0.49" table:style-name="ce100">
            <text:p>0.49</text:p>
          </table:table-cell>
          <table:table-cell office:value-type="float" office:value="1073" table:content-validation-name="val2" table:style-name="ce111">
            <text:p>1,073</text:p>
          </table:table-cell>
          <table:table-cell office:value-type="float" office:value="949.83999999999992" table:content-validation-name="val2" table:style-name="ce110">
            <text:p>949.84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4" table:style-name="ce65">
            <text:p>24</text:p>
          </table:table-cell>
          <table:table-cell office:value-type="float" office:value="23.97" table:style-name="ce76">
            <text:p>23.97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24" table:style-name="ce114">
            <text:p>24</text:p>
          </table:table-cell>
          <table:table-cell office:value-type="float" office:value="23.97" table:style-name="ce121">
            <text:p>23.97</text:p>
          </table:table-cell>
          <table:table-cell office:value-type="float" office:value="1097" table:content-validation-name="val2" table:style-name="ce115">
            <text:p>1,097</text:p>
          </table:table-cell>
          <table:table-cell office:value-type="float" office:value="973.81" table:content-validation-name="val2" table:style-name="ce116">
            <text:p>973.81</text:p>
          </table:table-cell>
          <table:table-cell office:value-type="currency" office:value="2368731.8400000003" table:content-validation-name="val1" table:style-name="ce12">
            <text:p>£2,368,731.84</text:p>
          </table:table-cell>
          <table:table-cell office:value-type="currency" office:value="16724.82" table:content-validation-name="val1" table:style-name="ce12">
            <text:p>£16,724.8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33786.26999999999" table:content-validation-name="val1" table:style-name="ce12">
            <text:p>£133,786.27</text:p>
          </table:table-cell>
          <table:table-cell office:value-type="currency" office:value="635793.74" table:style-name="ce12">
            <text:p>£635,793.74</text:p>
          </table:table-cell>
          <table:table-cell office:value-type="currency" office:value="235917.7" table:content-validation-name="val1" table:style-name="ce12">
            <text:p>£235,917.70</text:p>
          </table:table-cell>
          <table:table-cell office:value-type="currency" office:value="3390954.37" table:style-name="ce13">
            <text:p>£3,390,954.37</text:p>
          </table:table-cell>
          <table:table-cell office:value-type="currency" office:value="7723.22" table:content-validation-name="val1" table:style-name="ce14">
            <text:p>£7,723.22</text:p>
          </table:table-cell>
          <table:table-cell office:value-type="currency" office:value="321858.01" table:content-validation-name="val1" table:style-name="ce14">
            <text:p>£321,858.01</text:p>
          </table:table-cell>
          <table:table-cell office:value-type="currency" office:value="329581.23" table:style-name="ce13">
            <text:p>£329,581.23</text:p>
          </table:table-cell>
          <table:table-cell office:value-type="currency" office:value="3720535.6" table:style-name="ce15">
            <text:p>£3,720,535.6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171" table:style-name="ce29">
            <text:p>171</text:p>
          </table:table-cell>
          <table:table-cell office:value-type="float" office:value="164.7" table:style-name="ce48">
            <text:p>164.70</text:p>
          </table:table-cell>
          <table:table-cell office:value-type="float" office:value="473" table:style-name="ce49">
            <text:p>473</text:p>
          </table:table-cell>
          <table:table-cell office:value-type="float" office:value="454" table:style-name="ce54">
            <text:p>454.00</text:p>
          </table:table-cell>
          <table:table-cell office:value-type="float" office:value="286" table:style-name="ce55">
            <text:p>286</text:p>
          </table:table-cell>
          <table:table-cell office:value-type="float" office:value="278.3" table:style-name="ce132">
            <text:p>278.30</text:p>
          </table:table-cell>
          <table:table-cell office:value-type="float" office:value="43" table:style-name="ce133">
            <text:p>43</text:p>
          </table:table-cell>
          <table:table-cell office:value-type="float" office:value="42.4" table:style-name="ce138">
            <text:p>42.40</text:p>
          </table:table-cell>
          <table:table-cell office:value-type="float" office:value="13" table:style-name="ce139">
            <text:p>13</text:p>
          </table:table-cell>
          <table:table-cell office:value-type="float" office:value="13" table:style-name="ce150">
            <text:p>13.00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06">
            <text:p>1.00</text:p>
          </table:table-cell>
          <table:table-cell office:value-type="float" office:value="987" table:content-validation-name="val2" table:style-name="ce111">
            <text:p>987</text:p>
          </table:table-cell>
          <table:table-cell office:value-type="float" office:value="953.4" table:content-validation-name="val2" table:style-name="ce110">
            <text:p>953.40</text:p>
          </table:table-cell>
          <table:table-cell office:value-type="float" office:value="6" table:style-name="ce102">
            <text:p>6</text:p>
          </table:table-cell>
          <table:table-cell office:value-type="float" office:value="4.5999999999999996" table:style-name="ce84">
            <text:p>4.6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6">
            <text:p>0.00</text:p>
          </table:table-cell>
          <table:table-cell office:value-type="float" office:value="3" table:style-name="ce67">
            <text:p>3</text:p>
          </table:table-cell>
          <table:table-cell office:value-type="float" office:value="3" table:style-name="ce78">
            <text:p>3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9" table:style-name="ce114">
            <text:p>9</text:p>
          </table:table-cell>
          <table:table-cell office:value-type="float" office:value="7.6" table:style-name="ce121">
            <text:p>7.60</text:p>
          </table:table-cell>
          <table:table-cell office:value-type="float" office:value="996" table:content-validation-name="val2" table:style-name="ce115">
            <text:p>996</text:p>
          </table:table-cell>
          <table:table-cell office:value-type="float" office:value="961" table:content-validation-name="val2" table:style-name="ce116">
            <text:p>961.00</text:p>
          </table:table-cell>
          <table:table-cell office:value-type="currency" office:value="2760433" table:content-validation-name="val1" table:style-name="ce12">
            <text:p>£2,760,433.00</text:p>
          </table:table-cell>
          <table:table-cell office:value-type="currency" office:value="116788" table:content-validation-name="val1" table:style-name="ce12">
            <text:p>£116,78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2221" table:content-validation-name="val1" table:style-name="ce12">
            <text:p>£12,221.00</text:p>
          </table:table-cell>
          <table:table-cell office:value-type="currency" office:value="780683" table:content-validation-name="val1" table:style-name="ce12">
            <text:p>£780,683.00</text:p>
          </table:table-cell>
          <table:table-cell office:value-type="currency" office:value="314438" table:content-validation-name="val1" table:style-name="ce12">
            <text:p>£314,438.00</text:p>
          </table:table-cell>
          <table:table-cell office:value-type="currency" office:value="3984563" table:style-name="ce13">
            <text:p>£3,984,563.00</text:p>
          </table:table-cell>
          <table:table-cell office:value-type="currency" office:value="33474" table:content-validation-name="val1" table:style-name="ce14">
            <text:p>£33,47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3474" table:style-name="ce13">
            <text:p>£33,474.00</text:p>
          </table:table-cell>
          <table:table-cell office:value-type="currency" office:value="4018037" table:style-name="ce15">
            <text:p>£4,018,037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7.6" table:style-name="ce39">
            <text:p>7.60</text:p>
          </table:table-cell>
          <table:table-cell office:value-type="float" office:value="8" table:style-name="ce38">
            <text:p>8</text:p>
          </table:table-cell>
          <table:table-cell office:value-type="float" office:value="7.8" table:style-name="ce57">
            <text:p>7.80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123">
            <text:p>35.00</text:p>
          </table:table-cell>
          <table:table-cell office:value-type="float" office:value="4" table:style-name="ce122">
            <text:p>4</text:p>
          </table:table-cell>
          <table:table-cell office:value-type="float" office:value="4" table:style-name="ce141">
            <text:p>4.00</text:p>
          </table:table-cell>
          <table:table-cell office:value-type="float" office:value="1" table:style-name="ce140">
            <text:p>1</text:p>
          </table:table-cell>
          <table:table-cell office:value-type="float" office:value="0.8" table:style-name="ce153">
            <text:p>0.8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56" table:content-validation-name="val2" table:style-name="ce111">
            <text:p>56</text:p>
          </table:table-cell>
          <table:table-cell office:value-type="float" office:value="55.199999999999996" table:content-validation-name="val2" table:style-name="ce110">
            <text:p>55.2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56" table:content-validation-name="val2" table:style-name="ce115">
            <text:p>56</text:p>
          </table:table-cell>
          <table:table-cell office:value-type="float" office:value="55.199999999999996" table:content-validation-name="val2" table:style-name="ce116">
            <text:p>55.20</text:p>
          </table:table-cell>
          <table:table-cell office:value-type="currency" office:value="175198.45" table:content-validation-name="val1" table:style-name="ce12">
            <text:p>£175,198.45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8057.75" table:content-validation-name="val1" table:style-name="ce12">
            <text:p>£48,057.75</text:p>
          </table:table-cell>
          <table:table-cell office:value-type="currency" office:value="18579.91" table:content-validation-name="val1" table:style-name="ce12">
            <text:p>£18,579.91</text:p>
          </table:table-cell>
          <table:table-cell office:value-type="currency" office:value="242169.44" table:style-name="ce13">
            <text:p>£242,169.4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2169.44" table:style-name="ce15">
            <text:p>£242,169.4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82" table:style-name="ce36">
            <text:p>82</text:p>
          </table:table-cell>
          <table:table-cell office:value-type="float" office:value="73.7" table:style-name="ce40">
            <text:p>73.70</text:p>
          </table:table-cell>
          <table:table-cell office:value-type="float" office:value="93" table:style-name="ce41">
            <text:p>93</text:p>
          </table:table-cell>
          <table:table-cell office:value-type="float" office:value="90.85" table:style-name="ce58">
            <text:p>90.85</text:p>
          </table:table-cell>
          <table:table-cell office:value-type="float" office:value="75" table:style-name="ce59">
            <text:p>75</text:p>
          </table:table-cell>
          <table:table-cell office:value-type="float" office:value="74.77" table:style-name="ce124">
            <text:p>74.77</text:p>
          </table:table-cell>
          <table:table-cell office:value-type="float" office:value="15" table:style-name="ce125">
            <text:p>15</text:p>
          </table:table-cell>
          <table:table-cell office:value-type="float" office:value="14.6" table:style-name="ce142">
            <text:p>14.6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54">
            <text:p>4.00</text:p>
          </table:table-cell>
          <table:table-cell office:value-type="float" office:value="4" table:style-name="ce155">
            <text:p>4</text:p>
          </table:table-cell>
          <table:table-cell office:value-type="float" office:value="0.56000000000000005" table:style-name="ce108">
            <text:p>0.56</text:p>
          </table:table-cell>
          <table:table-cell office:value-type="float" office:value="273" table:content-validation-name="val2" table:style-name="ce111">
            <text:p>273</text:p>
          </table:table-cell>
          <table:table-cell office:value-type="float" office:value="258.47999999999996" table:content-validation-name="val2" table:style-name="ce110">
            <text:p>258.48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3" table:style-name="ce95">
            <text:p>3</text:p>
          </table:table-cell>
          <table:table-cell office:value-type="float" office:value="2.4" table:style-name="ce119">
            <text:p>2.4</text:p>
          </table:table-cell>
          <table:table-cell office:value-type="float" office:value="3" table:style-name="ce114">
            <text:p>3</text:p>
          </table:table-cell>
          <table:table-cell office:value-type="float" office:value="2.4" table:style-name="ce121">
            <text:p>2.40</text:p>
          </table:table-cell>
          <table:table-cell office:value-type="float" office:value="276" table:content-validation-name="val2" table:style-name="ce115">
            <text:p>276</text:p>
          </table:table-cell>
          <table:table-cell office:value-type="float" office:value="260.87999999999994" table:content-validation-name="val2" table:style-name="ce116">
            <text:p>260.88</text:p>
          </table:table-cell>
          <table:table-cell office:value-type="currency" office:value="777790.95" table:content-validation-name="val1" table:style-name="ce12">
            <text:p>£777,790.95</text:p>
          </table:table-cell>
          <table:table-cell office:value-type="currency" office:value="19508.05" table:content-validation-name="val1" table:style-name="ce12">
            <text:p>£19,508.05</text:p>
          </table:table-cell>
          <table:table-cell office:value-type="currency" office:value="2750" table:content-validation-name="val1" table:style-name="ce12">
            <text:p>£2,750.00</text:p>
          </table:table-cell>
          <table:table-cell office:value-type="currency" office:value="16480.939999999999" table:content-validation-name="val1" table:style-name="ce12">
            <text:p>£16,480.94</text:p>
          </table:table-cell>
          <table:table-cell office:value-type="currency" office:value="194565.34" table:content-validation-name="val1" table:style-name="ce12">
            <text:p>£194,565.34</text:p>
          </table:table-cell>
          <table:table-cell office:value-type="currency" office:value="80134.259999999995" table:content-validation-name="val1" table:style-name="ce12">
            <text:p>£80,134.26</text:p>
          </table:table-cell>
          <table:table-cell office:value-type="currency" office:value="1091229.5399999998" table:style-name="ce13">
            <text:p>£1,091,229.5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2746" table:content-validation-name="val1" table:style-name="ce14">
            <text:p>£42,746.00</text:p>
          </table:table-cell>
          <table:table-cell office:value-type="currency" office:value="42746" table:style-name="ce13">
            <text:p>£42,746.00</text:p>
          </table:table-cell>
          <table:table-cell office:value-type="currency" office:value="1133975.5399999998" table:style-name="ce15">
            <text:p>£1,133,975.5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42">
            <text:p>9.00</text:p>
          </table:table-cell>
          <table:table-cell office:value-type="float" office:value="10" table:style-name="ce43">
            <text:p>10</text:p>
          </table:table-cell>
          <table:table-cell office:value-type="float" office:value="8.8000000000000007" table:style-name="ce60">
            <text:p>8.80</text:p>
          </table:table-cell>
          <table:table-cell office:value-type="float" office:value="93" table:style-name="ce61">
            <text:p>93</text:p>
          </table:table-cell>
          <table:table-cell office:value-type="float" office:value="91.98" table:style-name="ce126">
            <text:p>91.98</text:p>
          </table:table-cell>
          <table:table-cell office:value-type="float" office:value="9" table:style-name="ce127">
            <text:p>9</text:p>
          </table:table-cell>
          <table:table-cell office:value-type="float" office:value="8.8000000000000007" table:style-name="ce144">
            <text:p>8.80</text:p>
          </table:table-cell>
          <table:table-cell office:value-type="float" office:value="2" table:style-name="ce145">
            <text:p>2</text:p>
          </table:table-cell>
          <table:table-cell office:value-type="float" office:value="2" table:style-name="ce156">
            <text:p>2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123" table:content-validation-name="val2" table:style-name="ce111">
            <text:p>123</text:p>
          </table:table-cell>
          <table:table-cell office:value-type="float" office:value="120.58" table:content-validation-name="val2" table:style-name="ce110">
            <text:p>120.58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90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9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123" table:content-validation-name="val2" table:style-name="ce115">
            <text:p>123</text:p>
          </table:table-cell>
          <table:table-cell office:value-type="float" office:value="120.58" table:content-validation-name="val2" table:style-name="ce116">
            <text:p>120.58</text:p>
          </table:table-cell>
          <table:table-cell office:value-type="currency" office:value="338965.08" table:content-validation-name="val1" table:style-name="ce12">
            <text:p>£338,965.08</text:p>
          </table:table-cell>
          <table:table-cell office:value-type="currency" office:value="8539.74" table:content-validation-name="val1" table:style-name="ce12">
            <text:p>£8,539.74</text:p>
          </table:table-cell>
          <table:table-cell office:value-type="currency" office:value="77973.060000000012" table:content-validation-name="val1" table:style-name="ce12">
            <text:p>£77,973.06</text:p>
          </table:table-cell>
          <table:table-cell office:value-type="currency" office:value="1706.4" table:content-validation-name="val1" table:style-name="ce12">
            <text:p>£1,706.40</text:p>
          </table:table-cell>
          <table:table-cell office:value-type="currency" office:value="85364.5" table:content-validation-name="val1" table:style-name="ce12">
            <text:p>£85,364.50</text:p>
          </table:table-cell>
          <table:table-cell office:value-type="currency" office:value="47679.71" table:content-validation-name="val1" table:style-name="ce12">
            <text:p>£47,679.71</text:p>
          </table:table-cell>
          <table:table-cell office:value-type="currency" office:value="560228.49" table:style-name="ce13">
            <text:p>£560,228.4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560228.49" table:style-name="ce15">
            <text:p>£560,228.49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3" table:style-name="ce1"/>
          <table:table-cell table:style-name="ce18"/>
          <table:table-cell table:number-columns-repeated="16346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06-29T10:05:33Z</dc:date>
  </office:meta>
</office:document-meta>
</file>